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761300002CC0000033B292408006.svg" manifest:media-type="image/svg+xml"/>
  <manifest:file-entry manifest:full-path="Pictures/1000000100000292000002F8DE9E60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5pt" style:font-size-asian="15pt" style:font-size-complex="15pt"/>
    </style:style>
    <style:style style:name="P3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T1" style:family="text">
      <style:text-properties style:font-name="Arial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55cm" svg:height="13.233cm" svg:x="0cm" svg:y="0cm">
          <draw:image xlink:href="Pictures/1000761300002CC0000033B292408006.svg" xlink:type="simple" xlink:show="embed" xlink:actuate="onLoad" draw:mime-type="image/svg+xml">
            <text:p/>
          </draw:image>
          <draw:image xlink:href="Pictures/1000000100000292000002F8DE9E604F.png" xlink:type="simple" xlink:show="embed" xlink:actuate="onLoad" draw:mime-type="image/png"/>
        </draw:frame>
        <draw:line draw:style-name="gr2" draw:text-style-name="P1" draw:layer="layout" svg:x1="5.269cm" svg:y1="4.952cm" svg:x2="10.349cm" svg:y2="4.952cm">
          <text:p/>
        </draw:line>
        <draw:line draw:style-name="gr2" draw:text-style-name="P1" draw:layer="layout" svg:x1="4.634cm" svg:y1="6.857cm" svg:x2="10.349cm" svg:y2="6.857cm">
          <text:p/>
        </draw:line>
        <draw:frame draw:style-name="gr3" draw:text-style-name="P3" draw:layer="layout" svg:width="3.81cm" svg:height="1.427cm" svg:x="6.222cm" svg:y="4.952cm">
          <draw:text-box>
            <text:p text:style-name="P2"><text:span text:style-name="T1">p = 0.0004</text:span></text:p>
          </draw:text-box>
        </draw:frame>
        <draw:frame draw:style-name="gr3" draw:text-style-name="P3" draw:layer="layout" svg:width="4.127cm" svg:height="1.427cm" svg:x="6.222cm" svg:y="6.857cm">
          <draw:text-box>
            <text:p text:style-name="P2"><text:span text:style-name="T1">p &lt; 0.0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7cm" fo:margin-bottom="0.507cm" fo:margin-left="0.507cm" fo:margin-right="0.507cm" fo:page-width="11.456cm" fo:page-height="13.2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7-22T15:26:58.745024900</dc:date>
    <meta:editing-duration>PT4M18S</meta:editing-duration>
    <meta:editing-cycles>1</meta:editing-cycles>
    <meta:document-statistic meta:object-count="5"/>
    <meta:generator>LibreOffice/25.2.5.2$Windows_X86_64 LibreOffice_project/03d19516eb2e1dd5d4ccd751a0d6f35f35e08022</meta:generator>
  </office:meta>
</office:document-meta>
</file>